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2.6889in" fo:margin-left="0.0035in" fo:margin-top="0in" fo:margin-bottom="0in" table:align="left" style:writing-mode="lr-tb"/>
    </style:style>
    <style:style style:name="Table1.A" style:family="table-column">
      <style:table-column-properties style:column-width="1.6708in"/>
    </style:style>
    <style:style style:name="Table1.B" style:family="table-column">
      <style:table-column-properties style:column-width="1.018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496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style:font-name="Calibri1"/>
    </style:style>
    <style:style style:name="P2" style:family="paragraph" style:parent-style-name="Standard">
      <style:paragraph-properties fo:text-align="justify" style:justify-single-word="false"/>
      <style:text-properties style:font-name="Calibri1" officeooo:paragraph-rsid="001de042"/>
    </style:style>
    <style:style style:name="P3" style:family="paragraph" style:parent-style-name="Standard">
      <style:paragraph-properties fo:text-align="justify" style:justify-single-word="false"/>
      <style:text-properties style:font-name="Calibri1" fo:font-size="10pt" style:font-size-asian="10pt" style:font-size-complex="10pt"/>
    </style:style>
    <style:style style:name="P4" style:family="paragraph" style:parent-style-name="Standard">
      <style:paragraph-properties fo:text-align="justify" style:justify-single-word="false"/>
      <style:text-properties style:font-name="Calibri1" fo:font-size="10pt" officeooo:rsid="001de042" officeooo:paragraph-rsid="001de042" style:font-size-asian="10pt" style:font-size-complex="10pt"/>
    </style:style>
    <style:style style:name="P5"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font-weight-complex="bold"/>
    </style:style>
    <style:style style:name="P6"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style:letter-kerning="false" style:font-name-asian="Calibri2" style:font-size-asian="10pt" style:language-asian="en" style:country-asian="US" style:font-size-complex="10pt" style:language-complex="ar" style:country-complex="SA"/>
    </style:style>
    <style:style style:name="P7"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style:letter-kerning="false" style:font-name-asian="Calibri2" style:font-size-asian="10pt" style:language-asian="en" style:country-asian="US" style:font-size-complex="10pt" style:language-complex="ar" style:country-complex="SA"/>
    </style:style>
    <style:style style:name="P8"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officeooo:rsid="001de042" officeooo:paragraph-rsid="001de042" style:letter-kerning="false" style:font-name-asian="Calibri2" style:font-size-asian="10pt" style:language-asian="en" style:country-asian="US" style:font-size-complex="10pt" style:language-complex="ar" style:country-complex="SA"/>
    </style:style>
    <style:style style:name="P9" style:family="paragraph" style:parent-style-name="Standard">
      <style:paragraph-properties fo:text-align="center" style:justify-single-word="false"/>
      <style:text-properties style:font-name="Calibri1"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Calibri1" fo:font-size="10pt" fo:font-style="italic" officeooo:paragraph-rsid="001de042" style:font-size-asian="10pt" style:font-style-asian="italic" style:font-size-complex="10pt" style:font-style-complex="italic"/>
    </style:style>
    <style:style style:name="P12"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Calibri1" fo:font-weight="bold" style:font-weight-asian="bold" style:font-weight-complex="bold"/>
    </style:style>
    <style:style style:name="P16" style:family="paragraph" style:parent-style-name="Standard">
      <style:paragraph-properties fo:text-align="justify" style:justify-single-word="false"/>
      <style:text-properties style:font-name="Calibri1" fo:font-size="9pt" fo:font-weight="bold" style:font-size-asian="9pt" style:font-weight-asian="bold" style:font-size-complex="9pt" style:font-weight-complex="bold"/>
    </style:style>
    <style:style style:name="P17" style:family="paragraph" style:parent-style-name="Standard">
      <style:paragraph-properties fo:margin-top="0in" fo:margin-bottom="0in" style:contextual-spacing="false" fo:line-height="100%" fo:text-align="justify" style:justify-single-word="false" fo:orphans="2" fo:widows="2"/>
      <style:text-properties style:font-name="Calibri1" fo:font-size="9pt" fo:language="en" fo:country="US" fo:font-weight="bold" style:letter-kerning="false" style:font-name-asian="Calibri2" style:font-size-asian="9pt" style:language-asian="en" style:country-asian="US" style:font-weight-asian="bold" style:font-size-complex="9pt" style:language-complex="ar" style:country-complex="SA" style:font-weight-complex="bold"/>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19" style:family="paragraph" style:parent-style-name="Standard">
      <style:paragraph-properties fo:margin-top="0in" fo:margin-bottom="0in" style:contextual-spacing="false" fo:line-height="100%" fo:text-align="justify"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20" style:family="paragraph" style:parent-style-name="Standard">
      <style:paragraph-properties fo:text-align="justify" style:justify-single-word="false"/>
      <style:text-properties style:font-name="Calibri1" fo:font-size="8pt" fo:font-weight="bold" style:font-size-asian="8pt" style:font-weight-asian="bold" style:font-size-complex="8pt" style:font-weight-complex="bold"/>
    </style:style>
    <style:style style:name="P21" style:family="paragraph" style:parent-style-name="Standard">
      <style:paragraph-properties fo:text-align="justify" style:justify-single-word="false"/>
      <style:text-properties style:font-name="Calibri1" fo:font-size="10pt" style:font-size-asian="10pt" style:font-size-complex="10pt"/>
    </style:style>
    <style:style style:name="P22" style:family="paragraph" style:parent-style-name="Standard">
      <style:paragraph-properties fo:text-align="justify" style:justify-single-word="false"/>
      <style:text-properties style:font-name="Calibri1" fo:font-size="10pt" officeooo:paragraph-rsid="0020bf43" style:font-size-asian="10pt" style:font-size-complex="10pt"/>
    </style:style>
    <style:style style:name="P23" style:family="paragraph" style:parent-style-name="Standard">
      <style:paragraph-properties fo:text-align="justify" style:justify-single-word="false"/>
      <style:text-properties style:font-name="Calibri1" fo:font-size="10pt" fo:font-style="italic" officeooo:rsid="001de042" officeooo:paragraph-rsid="001de042" style:font-size-asian="10pt" style:font-style-asian="italic" style:font-size-complex="10pt" style:font-style-complex="italic"/>
    </style:style>
    <style:style style:name="P24"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fo:font-size="10pt" officeooo:rsid="001de042" style:font-size-asian="10pt" style:font-size-complex="10pt"/>
    </style:style>
    <style:style style:name="T3" style:family="text">
      <style:text-properties fo:font-size="10pt" officeooo:rsid="001f7710" style:font-size-asian="10pt" style:font-size-complex="10pt"/>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1de042" style:font-size-asian="10pt" style:font-style-asian="italic" style:font-size-complex="10pt" style:font-style-complex="italic"/>
    </style:style>
    <style:style style:name="T8" style:family="text">
      <style:text-properties officeooo:rsid="001de042"/>
    </style:style>
    <style:style style:name="T9" style:family="text">
      <style:text-properties officeooo:rsid="001f2cf9"/>
    </style:style>
    <style:style style:name="T10" style:family="text">
      <style:text-properties officeooo:rsid="0020bf43"/>
    </style:style>
    <style:style style:name="T11" style:family="text">
      <style:text-properties fo:font-weight="bold" officeooo:rsid="0020bf43" style:font-weight-asian="bold" style:font-weight-complex="bold"/>
    </style:style>
    <style:style style:name="T12" style:family="text">
      <style:text-properties fo:font-style="italic" fo:font-weight="bold" officeooo:rsid="0020bf43" style:font-style-asian="italic" style:font-weight-asian="bold" style:font-style-complex="italic" style:font-weight-complex="bol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4">Tasks and Saving Throws</text:p>
        <text:p text:style-name="P3">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p>
        <text:p text:style-name="P13">Tasks</text:p>
        <text:p text:style-name="P1"><text:span text:style-name="T1">Anytime you are trying to do something important where you are under pressure and/or there is a consequence for failure, that is called a </text:span><text:span text:style-name="T4">Task</text:span><text:span text:style-name="T1">. Sneaking past a group of thugs, picking a lock, or catching someone in a lie, are all examples of possible tasks.</text:span></text:p>
        <text:p text:style-name="P15">Setting Up a Task</text:p>
        <text:p text:style-name="P1"><text:span text:style-name="T1">To set up a task, the GM needs to determine two things. First, he needs to determine what are the </text:span><text:span text:style-name="T4">Relevant Stats</text:span><text:span text:style-name="T1"> for the task. These stats will be the ones used by the PCs when they attempt the task. Use your common sense to pick the relevant stats.</text:span></text:p>
        <text:p text:style-name="P1"><text:span text:style-name="T1">Second, the GM needs to set a </text:span><text:span text:style-name="T4">Difficulty Level</text:span><text:span text:style-name="T1"> for the task. This is a number from 0-40 based on how hard the task is to complete. Here are standard difficulty levels based on the skill level of a normal human who is proficient in a skill and has stat scores of all 0s.</text:span></text:p>
        <table:table table:name="Table1" table:style-name="Table1">
          <table:table-column table:style-name="Table1.A"/>
          <table:table-column table:style-name="Table1.B"/>
          <table:table-row table:style-name="Table1.1">
            <table:table-cell table:style-name="Table1.A1" office:value-type="string">
              <text:p text:style-name="P5">Description</text:p>
            </table:table-cell>
            <table:table-cell table:style-name="Table1.A1" office:value-type="string">
              <text:p text:style-name="P5">Difficulty Level</text:p>
            </table:table-cell>
          </table:table-row>
          <table:table-row table:style-name="Table1.1">
            <table:table-cell table:style-name="Table1.A1" office:value-type="string">
              <text:p text:style-name="P6">Trivial</text:p>
            </table:table-cell>
            <table:table-cell table:style-name="Table1.A1" office:value-type="string">
              <text:p text:style-name="P7">-<text:span text:style-name="T8">8</text:span></text:p>
            </table:table-cell>
          </table:table-row>
          <table:table-row table:style-name="Table1.1">
            <table:table-cell table:style-name="Table1.A1" office:value-type="string">
              <text:p text:style-name="P6">Easy</text:p>
            </table:table-cell>
            <table:table-cell table:style-name="Table1.A1" office:value-type="string">
              <text:p text:style-name="P7">-<text:span text:style-name="T8">4</text:span></text:p>
            </table:table-cell>
          </table:table-row>
          <table:table-row table:style-name="Table1.1">
            <table:table-cell table:style-name="Table1.A1" office:value-type="string">
              <text:p text:style-name="P6">Proficient</text:p>
            </table:table-cell>
            <table:table-cell table:style-name="Table1.A1" office:value-type="string">
              <text:p text:style-name="P8">0</text:p>
            </table:table-cell>
          </table:table-row>
          <table:table-row table:style-name="Table1.1">
            <table:table-cell table:style-name="Table1.A1" office:value-type="string">
              <text:p text:style-name="P6">Hard</text:p>
            </table:table-cell>
            <table:table-cell table:style-name="Table1.A1" office:value-type="string">
              <text:p text:style-name="P8">4</text:p>
            </table:table-cell>
          </table:table-row>
          <table:table-row table:style-name="Table1.1">
            <table:table-cell table:style-name="Table1.A1" office:value-type="string">
              <text:p text:style-name="P6">Expert</text:p>
            </table:table-cell>
            <table:table-cell table:style-name="Table1.A1" office:value-type="string">
              <text:p text:style-name="P8">8</text:p>
            </table:table-cell>
          </table:table-row>
          <table:table-row table:style-name="Table1.1">
            <table:table-cell table:style-name="Table1.A1" office:value-type="string">
              <text:p text:style-name="P6">Pinnacle of Human Ability</text:p>
            </table:table-cell>
            <table:table-cell table:style-name="Table1.A1" office:value-type="string">
              <text:p text:style-name="P8">12</text:p>
            </table:table-cell>
          </table:table-row>
          <table:table-row table:style-name="Table1.1">
            <table:table-cell table:style-name="Table1.A1" office:value-type="string">
              <text:p text:style-name="P6">Super Human</text:p>
            </table:table-cell>
            <table:table-cell table:style-name="Table1.A1" office:value-type="string">
              <text:p text:style-name="P8">15</text:p>
            </table:table-cell>
          </table:table-row>
          <table:table-row table:style-name="Table1.1">
            <table:table-cell table:style-name="Table1.A1" office:value-type="string">
              <text:p text:style-name="P6">Cosmic Power</text:p>
            </table:table-cell>
            <table:table-cell table:style-name="Table1.A1" office:value-type="string">
              <text:p text:style-name="P8">20+</text:p>
            </table:table-cell>
          </table:table-row>
        </table:table>
        <text:p text:style-name="P3"/>
        <text:p text:style-name="P3">When listed in the rulebooks, tasks are generally shown with their name, the relevant stats in parenthesis and then the difficulty level like this:</text:p>
        <text:p text:style-name="P9">Sneak (RS) <text:span text:style-name="T8">4</text:span></text:p>
        <text:p text:style-name="P3">So, this task is sneaking (maybe past the bad guy’s henchmen). The hero’s success at the task is based on Reflex and Skill, and the difficulty level is <text:span text:style-name="T8">4</text:span>, which is a “hard” task – <text:span text:style-name="T8">even a skilled character will have trouble succeeding.</text:span></text:p>
        <text:p text:style-name="P15">Resolving a Task</text:p>
        <text:p text:style-name="P2"><text:span text:style-name="T1">When a character attempts a task, the GM will determine if that hero is proficient or not proficient in that task based on that character’s day job. </text:span><text:span text:style-name="T2">Non-proficient characters get a penalty of -4 to their die roll when attempting a task.</text:span></text:p>
        <text:p text:style-name="P16"><text:tab/>Skill Level = Stat1 + Stat2 <text:span text:style-name="T8">(-4 if non-proficient)</text:span></text:p>
        <text:p text:style-name="P3">Then, to determine the success or failure of the attempt, the GM rolls a d12 and adds the Difficulty Level, while the hero rolls a d12 and adds his Skill Level <text:span text:style-name="T8">(-4 if non-proficient)</text:span>. If the hero’s roll is equal to or greater than the GM’s roll, then the task attempt succeeds. If not, then the attempt fails.</text:p>
        <text:p text:style-name="P20">Success = Hero d12 + Skill Level &gt;= GM d12 + Difficulty Level</text:p>
        <text:p text:style-name="P15">Using Energy to Reroll Tasks</text:p>
        <text:p text:style-name="P3">If you fail at your task attempt, you may spend a point of energy to reroll the result. Both you and the GM will reroll your d12 and calculate the new result.</text:p>
        <text:p text:style-name="P1"><text:span text:style-name="T1">Energy used this way is </text:span><text:span text:style-name="T4">Burned</text:span><text:span text:style-name="T1">.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3">You can only reroll a failed task attempt once. If you fail a second time, you have to accept the result of the failure.</text:p>
        <text:p text:style-name="P15">Day Jobs and Proficiency</text:p>
        <text:p text:style-name="P3">Everything your character is proficient at is covered by the day job you picked during character creation. If you are a hard-nosed reported, you are proficient at questioning witnesses, searching for clues, researching and investigating people, and of course, writing a news story. A cat burglar can probably climb, disable security systems, and find a buyer for his stolen goods.</text:p>
        <text:p text:style-name="P3"><text:soft-page-break/>Day jobs have a small set of listed proficiencies as an example, but that is not the final list. When the GM presents you with a task, you should feel free to ask him if you are proficient with that task, or not. The GM is the final arbiter of your level of proficiency with a task.</text:p>
        <text:p text:style-name="P3">Sometimes, the GM will turn the tables and ask the PCs if they are proficient at a task. For instance, a task like playing the piano might not be covered by anyone’s day job. In this case, he may ask, “Hey did anyone take piano lessons as a kid,” allowing players to choose whether or not to be proficient.</text:p>
        <text:p text:style-name="P3">The GM might impose a cost for this new skill. This could be a small number of experience points, burning an energy point, or even some campaign effect.</text:p>
        <text:p text:style-name="P1"><draw:rect text:anchor-type="as-char" style:rel-width="100%" draw:z-index="0" draw:name="Shape1" draw:style-name="gr1" draw:text-style-name="P24" svg:width="3.0004in" svg:height="0.0213in"><text:p/></draw:rect></text:p>
        <text:p text:style-name="P1"><text:span text:style-name="T5">Example</text:span><text:span text:style-name="T4">:</text:span><text:span text:style-name="T6"> While walking downtown in his secret identity, Scott Simmons sees a purse-snatching go down. He decides to pursue, but cannot risk transforming into Beetle in the middle of a crowded street, so he has to rely on his natural athletic abilities to run and catch the criminal.</text:span></text:p>
        <text:p text:style-name="P10">The GM decides that this is a test of athletics (MT), and that the DL of the task is a <text:span text:style-name="T8">2</text:span>. The purse-snatcher is no Olympic athlete, but he does this daily, so he is an experienced runner.</text:p>
        <text:p text:style-name="P10">Scott’s day job is a Jock, athletics is one of our proficiencies, so we are proficient at this task. Our stat<text:span text:style-name="T8">s</text:span> are Muscle (+<text:span text:style-name="T8">4</text:span>) and Toughness (+4), making our skill level:</text:p>
        <text:p text:style-name="P12">Skill Level = <text:span text:style-name="T8">4 + 4</text:span> = <text:span text:style-name="T8">8</text:span></text:p>
        <text:p text:style-name="P10">So, we roll a d12 and get a 7. Add that to our skill level and we have a total of <text:span text:style-name="T8">15</text:span>. The GM rolls a 10, and adds the DL of the task (<text:span text:style-name="T8">2</text:span>) for a total of <text:span text:style-name="T8">12</text:span>. Since our <text:span text:style-name="T8">15</text:span> beats the purse-snatcher’s <text:span text:style-name="T8">12</text:span>, Scott runs and catches the miscreant.</text:p>
        <text:p text:style-name="P1"><draw:rect text:anchor-type="as-char" style:rel-width="100%" draw:z-index="1" draw:name="Shape2" draw:style-name="gr1" draw:text-style-name="P24" svg:width="3.0004in" svg:height="0.0213in"><text:p/></draw:rect></text:p>
        <text:p text:style-name="P13">Standard Tasks</text:p>
        <text:p text:style-name="P1"><text:span text:style-name="T1">While you are investigating crimes, or studying for finals, certain situations will come up over and over. These </text:span><text:span text:style-name="T4">Standard Tasks</text:span><text:span text:style-name="T1"> are tasks that commonly occur over the normal course of play. The GM makes the final decision as to what stats are relevant for a given task, but you can use this list as a guide.</text:span></text:p>
        <table:table table:name="Table2" table:style-name="Table2">
          <table:table-column table:style-name="Table2.A" table:number-columns-repeated="2"/>
          <table:table-row table:style-name="Table2.1">
            <table:table-cell table:style-name="Table2.A1" office:value-type="string">
              <text:p text:style-name="P17">Task</text:p>
            </table:table-cell>
            <table:table-cell table:style-name="Table2.A1" office:value-type="string">
              <text:p text:style-name="P17">Stats</text:p>
            </table:table-cell>
          </table:table-row>
          <table:table-row table:style-name="Table2.1">
            <table:table-cell table:style-name="Table2.A1" office:value-type="string">
              <text:p text:style-name="P18">Deceive or Persuade Someone</text:p>
            </table:table-cell>
            <table:table-cell table:style-name="Table2.A1" office:value-type="string">
              <text:p text:style-name="P18">Charisma, Wit</text:p>
            </table:table-cell>
          </table:table-row>
          <table:table-row table:style-name="Table2.1">
            <table:table-cell table:style-name="Table2.A1" office:value-type="string">
              <text:p text:style-name="P18">Do Magic</text:p>
            </table:table-cell>
            <table:table-cell table:style-name="Table2.A1" office:value-type="string">
              <text:p text:style-name="P18">Power, Wit</text:p>
            </table:table-cell>
          </table:table-row>
          <table:table-row table:style-name="Table2.1">
            <table:table-cell table:style-name="Table2.A1" office:value-type="string">
              <text:p text:style-name="P18">Do Science</text:p>
            </table:table-cell>
            <table:table-cell table:style-name="Table2.A1" office:value-type="string">
              <text:p text:style-name="P18">Reflex, Wit</text:p>
            </table:table-cell>
          </table:table-row>
          <table:table-row table:style-name="Table2.1">
            <table:table-cell table:style-name="Table2.A1" office:value-type="string">
              <text:p text:style-name="P18">Drive a Vehicle</text:p>
            </table:table-cell>
            <table:table-cell table:style-name="Table2.A1" office:value-type="string">
              <text:p text:style-name="P18">Reflex, Skill</text:p>
            </table:table-cell>
          </table:table-row>
          <table:table-row table:style-name="Table2.1">
            <table:table-cell table:style-name="Table2.A1" office:value-type="string">
              <text:p text:style-name="P18">Intimidate Someone</text:p>
            </table:table-cell>
            <table:table-cell table:style-name="Table2.A1" office:value-type="string">
              <text:p text:style-name="P18">Charisma, Muscle</text:p>
            </table:table-cell>
          </table:table-row>
          <table:table-row table:style-name="Table2.1">
            <table:table-cell table:style-name="Table2.A1" office:value-type="string">
              <text:p text:style-name="P18">Perceive Danger</text:p>
            </table:table-cell>
            <table:table-cell table:style-name="Table2.A1" office:value-type="string">
              <text:p text:style-name="P18">Reflex, Wit</text:p>
            </table:table-cell>
          </table:table-row>
          <table:table-row table:style-name="Table2.1">
            <table:table-cell table:style-name="Table2.A1" office:value-type="string">
              <text:p text:style-name="P18">Pick a Lock</text:p>
            </table:table-cell>
            <table:table-cell table:style-name="Table2.A1" office:value-type="string">
              <text:p text:style-name="P18">Skill, Wit</text:p>
            </table:table-cell>
          </table:table-row>
          <table:table-row table:style-name="Table2.1">
            <table:table-cell table:style-name="Table2.A1" office:value-type="string">
              <text:p text:style-name="P18">Question Witnesses</text:p>
            </table:table-cell>
            <table:table-cell table:style-name="Table2.A1" office:value-type="string">
              <text:p text:style-name="P18">Charisma, Wit</text:p>
            </table:table-cell>
          </table:table-row>
          <table:table-row table:style-name="Table2.1">
            <table:table-cell table:style-name="Table2.A1" office:value-type="string">
              <text:p text:style-name="P18">Repair a Device</text:p>
            </table:table-cell>
            <table:table-cell table:style-name="Table2.A1" office:value-type="string">
              <text:p text:style-name="P18">Skill, Wit</text:p>
            </table:table-cell>
          </table:table-row>
          <table:table-row table:style-name="Table2.1">
            <table:table-cell table:style-name="Table2.A1" office:value-type="string">
              <text:p text:style-name="P18">Search for Clues</text:p>
            </table:table-cell>
            <table:table-cell table:style-name="Table2.A1" office:value-type="string">
              <text:p text:style-name="P18">Reflex, Wit</text:p>
            </table:table-cell>
          </table:table-row>
          <table:table-row table:style-name="Table2.1">
            <table:table-cell table:style-name="Table2.A1" office:value-type="string">
              <text:p text:style-name="P19">Sneak Around</text:p>
            </table:table-cell>
            <table:table-cell table:style-name="Table2.A1" office:value-type="string">
              <text:p text:style-name="P19">Reflex, Skill</text:p>
            </table:table-cell>
          </table:table-row>
        </table:table>
        <text:p text:style-name="P13"/>
        <text:p text:style-name="P13">Everyman Proficiencies</text:p>
        <text:p text:style-name="P3">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text:p>
        <text:p text:style-name="P1"><text:span text:style-name="T1">Of course, even in these cases, there may be exceptions. Even if all the other heroes can drive, your character, </text:span><text:span text:style-name="T4">Neanderthal,</text:span><text:span text:style-name="T1"> may be different, because you know, you have been frozen in an iceberg for the last million years.</text:span></text:p>
        <text:p text:style-name="P13">Assisting Task Attempts</text:p>
        <text:p text:style-name="P1"><text:span text:style-name="T1">If the GM rules that a task is such that two or more people can participate in it, then the character with the highest skill level becomes the </text:span><text:span text:style-name="T4">Actor</text:span><text:span text:style-name="T1"> and the others become his </text:span><text:span text:style-name="T4">Assistants</text:span><text:span text:style-name="T1">.</text:span></text:p>
        <text:p text:style-name="P4">When rolling their attempt, the Actor and all of his Assistants each roll a d12. The actor uses the best die of all the dice rolled and adds that value to his skill level to determine his final score.</text:p>
        <text:p text:style-name="P4">However, any assistant that rolls a 1 on their d12 “gets in the way.” His die cannot be used and he gives a -1 penalty to the actor’s final score.</text:p>
        <text:p text:style-name="P1"><draw:rect text:anchor-type="as-char" style:rel-width="100%" draw:z-index="2" draw:name="Shape3" draw:style-name="gr1" draw:text-style-name="P24" svg:width="3.0004in" svg:height="0.0213in"><text:p/></draw:rect></text:p>
        <text:p text:style-name="P1"><text:soft-page-break/><text:span text:style-name="T5">Example</text:span><text:span text:style-name="T4">:</text:span><text:span text:style-name="T6"> As part of his day job, our intrepid hero, Dr. Sandusky, has the proficiency “Do Science Stuff (RW)” at a level of </text:span><text:span text:style-name="T7">5</text:span><text:span text:style-name="T6">. His sidekick, Labcoat, has the same proficiency, but at the more modest level of </text:span><text:span text:style-name="T7">2</text:span><text:span text:style-name="T6">.</text:span></text:p>
        <text:p text:style-name="P10">The Dr. S is investigating some alien goo found at a crime scene. The GM tells our heroes to make a task check with a DL of <text:span text:style-name="T8">6</text:span> to analyze the goo successfully.</text:p>
        <text:p text:style-name="P11">With his lower skill level, Labcoat opts to be Dr. Sandusky’s assistant in this task. <text:span text:style-name="T8">So, both the good Doctor and Labcoat roll d12s</text:span>.</text:p>
        <text:p text:style-name="P23">Dr. S rolls a 6, but Labcoat rolls a 9. Of course, the team chooses to use the 9, adding it to Dr. Sandusky’s skill level of 5 for a total of 14. The GM rolls a 7 and adds the DL of 6 for a total of 13.</text:p>
        <text:p text:style-name="P10"><text:span text:style-name="T8">14 beats 13 and b</text:span>ecause of <text:span text:style-name="T8">Labcoat’s</text:span> timely assist, Dr. Sandusky successfully identifies the goo.</text:p>
        <text:p text:style-name="P1"><draw:rect text:anchor-type="as-char" style:rel-width="100%" draw:z-index="3" draw:name="Shape4" draw:style-name="gr1" draw:text-style-name="P24" svg:width="3.0004in" svg:height="0.0213in"><text:p/></draw:rect></text:p>
        <text:p text:style-name="P13">Saving Throws</text:p>
        <text:p text:style-name="P1"><text:span text:style-name="T1">When you find yourself in a dark alley, diving out of the way of a runaway delivery van, or exposed to deadly radiation from an alien artifact, the GM might call for you to make a </text:span><text:span text:style-name="T4">Saving Throw.</text:span><text:span text:style-name="T1"> A saving throw is a roll to avoid danger, or escape the effects of certain types of attacks </text:span><text:span text:style-name="T3">and it is resolved just like a task attempt – except it is based on a single stat as opposed to two.</text:span></text:p>
        <text:p text:style-name="P3">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p>
        <text:p text:style-name="P22">You resolve a saving throw in a manner similar to a task. <text:span text:style-name="T10">To calculate your save score, you choose </text:span><text:span text:style-name="T12">one</text:span><text:span text:style-name="T10"> of the listed stats and </text:span><text:span text:style-name="T12">double</text:span><text:span text:style-name="T10"> it. (It is similar to rolling a task where the relevant stats were both the same.) </text:span><text:s/>You roll a d12 and add <text:span text:style-name="T10">your</text:span> save s<text:span text:style-name="T10">core</text:span>. The GM rolls a d12 and adds the difficulty of the save. If your total equals or exceeds the GM’s total, you save and avoid the effect, or take a reduced effect. If you fail, you take the full effect.</text:p>
        <text:p text:style-name="P1"><draw:rect text:anchor-type="as-char" style:rel-width="100%" draw:z-index="4" draw:name="Shape5" draw:style-name="gr1" draw:text-style-name="P24" svg:width="3.0004in" svg:height="0.0213in"><text:p/></draw:rect></text:p>
        <text:p text:style-name="P1"><text:span text:style-name="T5">Example</text:span><text:span text:style-name="T4">: </text:span><text:span text:style-name="T6">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10">The GM calls for a Reflex save with a difficulty level of <text:span text:style-name="T9">2</text:span>. <text:s/>Scott’s Reflex is <text:span text:style-name="T9">+1</text:span>, <text:span text:style-name="T10">so his save score is 2, </text:span>and he rolls an 8 on his d12 for a total of <text:span text:style-name="T10">10</text:span>. <text:s/>The GM rolls an 11 and adds the difficulty of <text:span text:style-name="T9">2</text:span> for a total of <text:span text:style-name="T9">13</text:span>. Scott fails the saving throw and braces for impact.</text:p>
        <text:p text:style-name="P1"><draw:rect text:anchor-type="as-char" style:rel-width="100%" draw:z-index="5" draw:name="Shape6" draw:style-name="gr1" draw:text-style-name="P24" svg:width="3.0004in" svg:height="0.0213in"><text:p/></draw:rect></text:p>
        <text:p text:style-name="P15">Using Energy to Reroll Saving Throws</text:p>
        <text:p text:style-name="P3">You can reroll saving throws, just like you can reroll failed task attempts. You burn an energy point, and reroll the save. If you fail the second saving throw, then you must accept the failed resul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4</meta:editing-cycles>
    <meta:creation-date>2022-05-09T00:58:00</meta:creation-date>
    <dc:date>2023-08-05T11:00:51.073000000</dc:date>
    <meta:editing-duration>PT5H7M8S</meta:editing-duration>
    <meta:generator>LibreOffice/7.4.2.3$Windows_X86_64 LibreOffice_project/382eef1f22670f7f4118c8c2dd222ec7ad009daf</meta:generator>
    <meta:document-statistic meta:table-count="2" meta:image-count="0" meta:object-count="0" meta:page-count="3" meta:paragraph-count="99" meta:word-count="1814" meta:character-count="9597" meta:non-whitespace-character-count="7869"/>
    <meta:user-defined meta:name="AppVersion">16.0000</meta:user-defined>
    <meta:template xlink:type="simple" xlink:actuate="onRequest" xlink:title="Normal.dotm" xlink:href=""/>
  </office:meta>
</office:document-meta>
</file>